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3.905cm"/>
    </style:style>
    <style:style style:name="co6" style:family="table-column">
      <style:table-column-properties fo:break-before="auto" style:column-width="13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Attribu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ail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Us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'utilisateur</text:p>
          </table:table-cell>
          <table:table-cell/>
          <table:table-cell office:value-type="string" calcext:value-type="string">
            <text:p>Il existe plusieurs type d’annonces contenant une photo et un lieu et une photo principale, intéressons nous à Wal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m de l'utilisate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 utilisateur doit pouvoir poster une Walk. Un utilisateur a un identifiant uniqu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dresse email de l'utilisateu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e Walk a un nb maximum de participants et un lieu.Une Walk a un identifiant uniqu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calisation de l'utilisateu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 liste de participants à une Walk est enregistrée pour permettre aux utilisateurs de recevoir des notifications lors d’un changement ou lorsque </text:p>
            <text:p>Le nombre max est atte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ile_pictur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hoto de profi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 utilisateur doit pourvoir s’inscrire à une walk si le nombre de participants max défini par son créateur n’est pas atte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t heure de création du comp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 utilisateur peut demander des notifications sur une Walk à laquelle il est inscrit OU non inscrit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t heure de la dernière mise à jo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’il n’est pas inscrit, il recevra les notifications de désiste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ipated_walk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ste des identifiants des Walks auquel s’est rendu l’user</text:p>
          </table:table-cell>
          <table:table-cell table:style-name="ce9"/>
          <table:table-cell office:value-type="string" calcext:value-type="string">
            <text:p>S’il est inscrit il pourra choisir de recevoir des notifications : </text:p>
            <text:p>Nouveau message Chat, nouveau Feedback, annulation de la Walk , changement d’heure ou de lieu, changement du nombre de participants…</text:p>
          </table:table-cell>
          <table:table-cell/>
        </table:table-row>
        <table:table-row table:style-name="ro1">
          <table:table-cell table:style-name="ce2" office:value-type="string" calcext:value-type="string">
            <text:p>Walk</text:p>
          </table:table-cell>
          <table:table-cell office:value-type="string" calcext:value-type="string">
            <text:p>id_wal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promenade</text:p>
          </table:table-cell>
          <table:table-cell/>
          <table:table-cell office:value-type="string" calcext:value-type="string">
            <text:p>Un utilisateur qui était à la Walk peut poster un Feedback contenant un message et des Phot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 et heure</text:p>
          </table:table-cell>
          <table:table-cell office:value-type="string" calcext:value-type="string">
            <text:p>Date ?</text:p>
          </table:table-cell>
          <table:table-cell office:value-type="string" calcext:value-type="string">
            <text:p>Heure de la promenad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_participa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mbre maximum de participan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icipa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ste des identifiants participants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cré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a dernière mise à jou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d</text:p>
          </table:table-cell>
          <table:table-cell office:value-type="string" calcext:value-type="string">
            <text:p>id_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'anno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u Créate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e l’annonc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_photo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Photo principale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cré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a dernière mise à jou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ype d’annonce (Walk,Hike ou Park)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edback</text:p>
          </table:table-cell>
          <table:table-cell office:value-type="string" calcext:value-type="string">
            <text:p>id_feedb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u Feedba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u Créateur du feedbac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u Feedback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cré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a dernière mise à jou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oto</text:p>
          </table:table-cell>
          <table:table-cell office:value-type="string" calcext:value-type="string">
            <text:p>id_pho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pho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RL de la photo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'ajou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hotoAlbum</text:p>
          </table:table-cell>
          <table:table-cell office:value-type="string" calcext:value-type="string">
            <text:p>id_photoAlb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'albu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e l'utilisateur qui command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créatio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otoLis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iste des photos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essage</text:p>
          </table:table-cell>
          <table:table-cell office:value-type="string" calcext:value-type="string">
            <text:p>id_mess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u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u Créateur du mess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tenu du message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'envo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tification</text:p>
          </table:table-cell>
          <table:table-cell office:value-type="string" calcext:value-type="string">
            <text:p>id_notific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unique de la notifi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entifiant de l Utilisateur réceptionnaire de la notif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ype de notifica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on le type, le message sera calculé par le system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'envoi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hat</text:p>
          </table:table-cell>
          <table:table-cell table:style-name="Default" office:value-type="string" calcext:value-type="string">
            <text:p>id_chat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2:49:55.4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1T12:21:46.014000000</meta:creation-date>
    <dc:date>2025-02-08T14:51:08.615000000</dc:date>
    <meta:editing-duration>PT56M12S</meta:editing-duration>
    <meta:editing-cycles>4</meta:editing-cycles>
    <meta:generator>LibreOffice/7.2.0.4$Windows_x86 LibreOffice_project/9a9c6381e3f7a62afc1329bd359cc48accb6435b</meta:generator>
    <meta:document-statistic meta:table-count="1" meta:cell-count="175" meta:object-count="0"/>
  </office:meta>
</office:document-meta>
</file>